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4953c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61c15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6d892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a909e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0646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6d95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93c2a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3527d9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officeooo:rsid="366fd503"/>
    </style:style>
    <style:style style:name="T2" style:family="text">
      <style:text-properties officeooo:rsid="36721aa9"/>
    </style:style>
    <style:style style:name="T3" style:family="text">
      <style:text-properties officeooo:rsid="367503ab"/>
    </style:style>
    <style:style style:name="T4" style:family="text">
      <style:text-properties officeooo:rsid="368ac201"/>
    </style:style>
    <style:style style:name="T5" style:family="text">
      <style:text-properties officeooo:rsid="3691993a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3691993a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7047463" text:style-name="L1">
        <text:list-item>
          <text:p text:style-name="P8"><text:bookmark-start text:name="蜜蜂"/>蜜蜂<text:bookmark-end text:name="蜜蜂"/></text:p>
          <text:list>
            <text:list-item>
              <text:p text:style-name="P6">蜜蜂 有 工蜂、雄蜂、女王蜂。</text:p>
            </text:list-item>
            <text:list-item>
              <text:p text:style-name="P5">氣候異常、天氣不穩定 →<text:span text:style-name="T3"> </text:span>蜜蜂死亡<text:span text:style-name="T3">、開花數量減少、開花率降低、開花期縮短 → 花蜜減產</text:span>。</text:p>
              <text:list>
                <text:list-item>
                  <text:p text:style-name="P4"><text:span text:style-name="T3">花蜜減產 → </text:span>蜜蜂 吃不飽 →<text:span text:style-name="T2"> 蜜蜂 搶食、互咬</text:span> → 儲<text:span text:style-name="T1">蜜量、蜜蜂數量</text:span> <text:span text:style-name="T1">減少</text:span>。</text:p>
                  <text:list>
                    <text:list-item>
                      <text:p text:style-name="P1">儲<text:span text:style-name="T1">蜜量 是，</text:span>儲存（在 蜂巢 裡面的）<text:span text:style-name="T1">蜂蜜的 容量</text:span>。</text:p>
                    </text:list-item>
                  </text:list>
                </text:list-item>
                <text:list-item>
                  <text:p text:style-name="P1">氣候 直接影響 植物。</text:p>
                </text:list-item>
                <text:list-item>
                  <text:p text:style-name="P2">氣候 直接影響、間接影響 蜜蜂。</text:p>
                </text:list-item>
              </text:list>
            </text:list-item>
            <text:list-item>
              <text:p text:style-name="P5">噴灑農藥 → 蜜蜂死亡 → 儲<text:span text:style-name="T1">蜜量、蜜蜂數量</text:span> <text:span text:style-name="T1">減少</text:span>。</text:p>
              <text:list>
                <text:list-item>
                  <text:p text:style-name="P3">農藥 直接影響 蜜蜂。</text:p>
                </text:list-item>
              </text:list>
            </text:list-item>
            <text:list-item>
              <text:p text:style-name="P7"><text:span text:style-name="T1">蜜蜂數量</text:span> <text:span text:style-name="T1">減少</text:span> → <text:span text:style-name="T1">蜜蜂</text:span>授粉<text:span text:style-name="T1">量</text:span> <text:span text:style-name="T1">減少</text:span>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6:01:02.192000000</dc:date>
    <meta:editing-duration>P21DT10H42M37S</meta:editing-duration>
    <meta:editing-cycles>12979</meta:editing-cycles>
    <meta:document-statistic meta:table-count="0" meta:image-count="0" meta:object-count="0" meta:page-count="1" meta:paragraph-count="10" meta:word-count="184" meta:character-count="228" meta:non-whitespace-character-count="194"/>
  </office:meta>
</office:document-meta>
</file>